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78cm"/>
    </style:style>
    <style:style style:name="co3" style:family="table-column">
      <style:table-column-properties fo:break-before="auto" style:column-width="17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ff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dimensioncarte</text:p>
          </table:table-cell>
          <table:table-cell office:value-type="string" calcext:value-type="string">
            <text:p>validé si la carte créée fait bien les dimensions que l'on a mises en paramètr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ttaques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test des mines :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posemine</text:p>
          </table:table-cell>
          <table:table-cell office:value-type="string" calcext:value-type="string">
            <text:p>validé si la mine est posé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posemineendroitindiquer</text:p>
          </table:table-cell>
          <table:table-cell office:value-type="string" calcext:value-type="string">
            <text:p>validé si la mine est posée à l'endroit valide indiqué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posemineobstacle</text:p>
          </table:table-cell>
          <table:table-cell office:value-type="string" calcext:value-type="string">
            <text:p>validé si la mine n'est pas posée sur l'obstacle ciblé (robot ruine décor,,,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poseminetroploin</text:p>
          </table:table-cell>
          <table:table-cell office:value-type="string" calcext:value-type="string">
            <text:p>validé si la mine n'est pas posée en dehors de la zone ou le piégeur peux la pos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posetropdemine</text:p>
          </table:table-cell>
          <table:table-cell office:value-type="string" calcext:value-type="string">
            <text:p>validé si plusieurs mines ne peuvent pas être posées par un même piégeur durant le même tou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posemineyenadejaune</text:p>
          </table:table-cell>
          <table:table-cell office:value-type="string" calcext:value-type="string">
            <text:p>échoue si une mine peut être posé a un endroit où se trouve déjà une mi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minestockapurien</text:p>
          </table:table-cell>
          <table:table-cell office:value-type="string" calcext:value-type="string">
            <text:p>validé si le piégeur ne peut pas poser de mine quand son stock est à 0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minestockposey</text:p>
          </table:table-cell>
          <table:table-cell office:value-type="string" calcext:value-type="string">
            <text:p>validé si une mine est retirée du stock du piégeur quand il l'a posé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minestocktenatrop</text:p>
          </table:table-cell>
          <table:table-cell office:value-type="string" calcext:value-type="string">
            <text:p>validé si le nombre de mines qu'à un piégeur dans son stock ne dépasse pas le maximum possible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minestockrecharge</text:p>
          </table:table-cell>
          <table:table-cell office:value-type="string" calcext:value-type="string">
            <text:p>validé si le stock de mine du piégeur a été remis au max dans sa base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minexplose</text:p>
          </table:table-cell>
          <table:table-cell office:value-type="string" calcext:value-type="string">
            <text:p>validé si la mine explose quand un robot est sur la case où elle est posée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minexplosedomage</text:p>
          </table:table-cell>
          <table:table-cell office:value-type="string" calcext:value-type="string">
            <text:p>validé si la mine explose et fait des dommages au robot qui l'a enclenché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minexplosedommagetroploin</text:p>
          </table:table-cell>
          <table:table-cell office:value-type="string" calcext:value-type="string">
            <text:p>validé si la mine qui explose ne fait pas de dommage a d'autres robots que celui qui l'a déclenché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minexplosedisparait</text:p>
          </table:table-cell>
          <table:table-cell office:value-type="string" calcext:value-type="string">
            <text:p>validé si une mine qui a explosé disparaît de la car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minexplosedisparitionalerteenlevement</text:p>
          </table:table-cell>
          <table:table-cell office:value-type="string" calcext:value-type="string">
            <text:p>validé si une ou des mines ne disparaissent pas sans avoir été enclenchées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test attaque :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irebonnedirection</text:p>
          </table:table-cell>
          <table:table-cell office:value-type="string" calcext:value-type="string">
            <text:p>validé si le tir est dirigé dans la direction indiqué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irebonneporté</text:p>
          </table:table-cell>
          <table:table-cell office:value-type="string" calcext:value-type="string">
            <text:p>validé si le tire de dépasse pas sa porté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stirepertenergietireure</text:p>
          </table:table-cell>
          <table:table-cell office:value-type="string" calcext:value-type="string">
            <text:p>validé si le tireur perd le bon montant d'énergie quand il tire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stirepertenergiecible</text:p>
          </table:table-cell>
          <table:table-cell office:value-type="string" calcext:value-type="string">
            <text:p>validé si la cible qui reçois un tir perd le bon montant d'énergi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sttirepertenergiepourien</text:p>
          </table:table-cell>
          <table:table-cell office:value-type="string" calcext:value-type="string">
            <text:p>validé si, après un tir, les robots non impliqués ne perdent pas d'énergi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stireobstacle</text:p>
          </table:table-cell>
          <table:table-cell office:value-type="string" calcext:value-type="string">
            <text:p>validé si un tir ne peut pas toucher un obstacle(décor….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stireobstaclestop</text:p>
          </table:table-cell>
          <table:table-cell office:value-type="string" calcext:value-type="string">
            <text:p>validé si un tir qui rencontre un obstacle ne peut pas être lancé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stiretroploin</text:p>
          </table:table-cell>
          <table:table-cell office:value-type="string" calcext:value-type="string">
            <text:p>validé si le tir ne continue pas après avoir dépassé sa porté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stirhorsdeporté</text:p>
          </table:table-cell>
          <table:table-cell office:value-type="string" calcext:value-type="string">
            <text:p>validé si le tir n'est pas possible si la cible n'est pas dans la portée du tireu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stirecible</text:p>
          </table:table-cell>
          <table:table-cell office:value-type="string" calcext:value-type="string">
            <text:p>validé si le tir s'effectue sur une cible identifiée(que le joueur peut voir, n'étant donc pas dans sa bas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estcibleTK</text:p>
          </table:table-cell>
          <table:table-cell office:value-type="string" calcext:value-type="string">
            <text:p>validé si la cible fait bien partie de l'équipe du tireu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stcibleEnemie</text:p>
          </table:table-cell>
          <table:table-cell office:value-type="string" calcext:value-type="string">
            <text:p>validé si la cible fait partie de l'équipe adverse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stcibleObjetDes</text:p>
          </table:table-cell>
          <table:table-cell office:value-type="string" calcext:value-type="string">
            <text:p>validé si la cible est bien un obstacle destructib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stcibleDecorIndes</text:p>
          </table:table-cell>
          <table:table-cell office:value-type="string" calcext:value-type="string">
            <text:p>validé si la cible est bien un obstacle indestruct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estireSupressionObstacleIndes</text:p>
          </table:table-cell>
          <table:table-cell office:value-type="string" calcext:value-type="string">
            <text:p>échoue si un tire peut supprimé un obstacle indestructib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estireSupressionObstacleDestruc</text:p>
          </table:table-cell>
          <table:table-cell office:value-type="string" calcext:value-type="string">
            <text:p>validé si un peut supprimé <text:s/>un obstacle destructibl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estireSupressionRobot</text:p>
          </table:table-cell>
          <table:table-cell office:value-type="string" calcext:value-type="string">
            <text:p>validé si un tire supprime le robot ciblé si il n'a plus d'énerg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stireSupressionAbusif</text:p>
          </table:table-cell>
          <table:table-cell office:value-type="string" calcext:value-type="string">
            <text:p>échoue si un objet(robot ,obstacle) est supprimé alors qu'il na pas reçu de ti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stireSupressionDeMasse</text:p>
          </table:table-cell>
          <table:table-cell office:value-type="string" calcext:value-type="string">
            <text:p>échoue si un tire peut <text:s/>supprime plusieurs robots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Déplacement :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Test deplcement du char 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deplacementchar</text:p>
          </table:table-cell>
          <table:table-cell office:value-type="string" calcext:value-type="string">
            <text:p>validé si le char se dépla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DeplacementCharBonneDir</text:p>
          </table:table-cell>
          <table:table-cell office:value-type="string" calcext:value-type="string">
            <text:p>validé si le char se déplace dans la direction (celle que l'on donne en paramètre)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DeplacementCharMauvaiseDir</text:p>
          </table:table-cell>
          <table:table-cell office:value-type="string" calcext:value-type="string">
            <text:p>échoue si le char se déplace dans un direction autre que celle indiqu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DeplacementCharinvalide</text:p>
          </table:table-cell>
          <table:table-cell office:value-type="string" calcext:value-type="string">
            <text:p>échoue si le char se déplace en diagon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DeplacementcharHorizontal</text:p>
          </table:table-cell>
          <table:table-cell office:value-type="string" calcext:value-type="string">
            <text:p>validé si le char se déplace de façon horizont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DeplacementcharVertical</text:p>
          </table:table-cell>
          <table:table-cell office:value-type="string" calcext:value-type="string">
            <text:p>validé si le char se déplace de façon vertic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DeplacementcharLignedroite</text:p>
          </table:table-cell>
          <table:table-cell office:value-type="string" calcext:value-type="string">
            <text:p>validé si le char se déplace en ligne dro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deplacementcharZigzag</text:p>
          </table:table-cell>
          <table:table-cell office:value-type="string" calcext:value-type="string">
            <text:p>échoue si le char ne se déplace pas en ligne dro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déplacementcharmax</text:p>
          </table:table-cell>
          <table:table-cell office:value-type="string" calcext:value-type="string">
            <text:p>validé si le char se déplace au maximum de sa zone de déplacement autorisé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DeplacementcharTropLoin</text:p>
          </table:table-cell>
          <table:table-cell office:value-type="string" calcext:value-type="string">
            <text:p>validé si le char se déplace plus loin que sa zone de déplacement autoris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DeplacementcharRencontreOb</text:p>
          </table:table-cell>
          <table:table-cell office:value-type="string" calcext:value-type="string">
            <text:p>validé si le char rencontre un obstacle lorsqu'il se dépla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DeplacementcharRencontreObStop</text:p>
          </table:table-cell>
          <table:table-cell office:value-type="string" calcext:value-type="string">
            <text:p>validé si le char qui rencontre un obstacle autre que les mines arrête sont déplaceme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DeplacementCharMassif</text:p>
          </table:table-cell>
          <table:table-cell office:value-type="string" calcext:value-type="string">
            <text:p>échoue si un char ou plusieurs char non sélectionner se déplace quand le char sélectionner se dépla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DeplacementcharsurMine</text:p>
          </table:table-cell>
          <table:table-cell office:value-type="string" calcext:value-type="string">
            <text:p>validé si un char se déplace sur une case ou se trouve une mine quelle soi allier ou ennemi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DeplacementcharRencontreObMineContinu</text:p>
          </table:table-cell>
          <table:table-cell office:value-type="string" calcext:value-type="string">
            <text:p>validé si un char rencontre un obstacle de type mines et continu sa route sil peut encore se déplac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deplacementCharRencontreLimite</text:p>
          </table:table-cell>
          <table:table-cell office:value-type="string" calcext:value-type="string">
            <text:p>validé si le char rencontre la limite du terrain quand il se dépla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deplacementcharRencontreLimiteStop</text:p>
          </table:table-cell>
          <table:table-cell office:value-type="string" calcext:value-type="string">
            <text:p>validé si le char rencontre la limite du terrain arrête son déplaceme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deplacementcharTombedansLeVide</text:p>
          </table:table-cell>
          <table:table-cell office:value-type="string" calcext:value-type="string">
            <text:p>échoue si le char rencontre la limite du terrain continu sont chemi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stDeplacementcharColision</text:p>
          </table:table-cell>
          <table:table-cell office:value-type="string" calcext:value-type="string">
            <text:p>validé si lors d'un déplacement le char rencontre un robot ou un char allié ou adver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stDeplacementcharColisionStop</text:p>
          </table:table-cell>
          <table:table-cell office:value-type="string" calcext:value-type="string">
            <text:p>validé si lors d'un déplacement le char rencontre un robot ou un char allié ou adverse s'arrêt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stDeplacmentcharneseplacepas</text:p>
          </table:table-cell>
          <table:table-cell office:value-type="string" calcext:value-type="string">
            <text:p>validé si le char ne se déplace pas( il reste sur sa position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Test déplacement Tireur 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 le tireur se dépla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DeplacementTireurBonneDir</text:p>
          </table:table-cell>
          <table:table-cell office:value-type="string" calcext:value-type="string">
            <text:p>validé si le tireur se déplace dans la bonne direction(celle que l'on ordonne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DeplacementTireurMovaiseDir</text:p>
          </table:table-cell>
          <table:table-cell office:value-type="string" calcext:value-type="string">
            <text:p>échoue si le tireur se déplace dans une direction que l'on a pas demand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DeplacementYTireurHorizontal</text:p>
          </table:table-cell>
          <table:table-cell office:value-type="string" calcext:value-type="string">
            <text:p>validé si le tireur se déplace en horizon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DeplacementTireurVertical</text:p>
          </table:table-cell>
          <table:table-cell office:value-type="string" calcext:value-type="string">
            <text:p>validé si le tireur se déplace en Vertic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DeplacementTireurDiagonal</text:p>
          </table:table-cell>
          <table:table-cell office:value-type="string" calcext:value-type="string">
            <text:p>validé si le tireur <text:s/>se déplace en diagon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DeplacementTireurMax</text:p>
          </table:table-cell>
          <table:table-cell office:value-type="string" calcext:value-type="string">
            <text:p>validé si le tireur se déplace dans sa zone maximal de déplacem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DeplacementTireurMassif</text:p>
          </table:table-cell>
          <table:table-cell office:value-type="string" calcext:value-type="string">
            <text:p>échoue si un ou plusieurs tireur se déplace alors que le tireur sélectionner se dépla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DeplacementTireurBougepas</text:p>
          </table:table-cell>
          <table:table-cell office:value-type="string" calcext:value-type="string">
            <text:p>validé si le tireur ne se déplace p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DeplacementTireurTropLoin</text:p>
          </table:table-cell>
          <table:table-cell office:value-type="string" calcext:value-type="string">
            <text:p>échoue si le tireur se déplace plus loin que sa zone de déplacement autorisé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DeplacementTireurRencontreOb</text:p>
          </table:table-cell>
          <table:table-cell office:value-type="string" calcext:value-type="string">
            <text:p>validé si le tireur rencontre un obstacle dans sa zone de déplace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DeplacementTireurRencontreObYSNP</text:p>
          </table:table-cell>
          <table:table-cell office:value-type="string" calcext:value-type="string">
            <text:p>validé si le tireur ne peux pas se déplacé a un endroit où il y a un obstacle sauf mi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DeplacementTireurRencontreObFantome</text:p>
          </table:table-cell>
          <table:table-cell office:value-type="string" calcext:value-type="string">
            <text:p>échoue si le tireur se déplace a un endroit où il y a un obstacle autre que une mi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DeplacementTireurRencontreMine</text:p>
          </table:table-cell>
          <table:table-cell office:value-type="string" calcext:value-type="string">
            <text:p>validé si le tireur se déplace a un endroit où il y a une mi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DeplacementTireurRencontreLimite</text:p>
          </table:table-cell>
          <table:table-cell office:value-type="string" calcext:value-type="string">
            <text:p>validé si le tireur la limite de la carte se trouve dans la zone de déplacement du tireu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DeplacementTireurRencontreLimiteYSNP</text:p>
          </table:table-cell>
          <table:table-cell office:value-type="string" calcext:value-type="string">
            <text:p>validé si le tireur ne peut pas se déplacé en dehors de la limi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DeplacementTireurRencontreLimiteEtTombe</text:p>
          </table:table-cell>
          <table:table-cell office:value-type="string" calcext:value-type="string">
            <text:p>échoue si le tireur peux se déplacé en dehors de la limite de la car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DeplacementTireurColision</text:p>
          </table:table-cell>
          <table:table-cell office:value-type="string" calcext:value-type="string">
            <text:p>validé si le tireur a un robot dans sa zone de déplaceme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DeplacementTireurColisionPassePas</text:p>
          </table:table-cell>
          <table:table-cell office:value-type="string" calcext:value-type="string">
            <text:p>validé si le tireur ne peux se déplacé a un endroit où il y a un robot adverse dans sa zone de déplacemen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Test déplacement Piégeur 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DeplacementPiegeur</text:p>
          </table:table-cell>
          <table:table-cell office:value-type="string" calcext:value-type="string">
            <text:p>validé si le piégeur se dépla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DeplacementPiegeurBonneDir</text:p>
          </table:table-cell>
          <table:table-cell office:value-type="string" calcext:value-type="string">
            <text:p>validé si le piégeur se déplace dans la bonne direction(celle que l'on ordonne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DeplacementPiegeurMovaiseDir</text:p>
          </table:table-cell>
          <table:table-cell office:value-type="string" calcext:value-type="string">
            <text:p>échoue si le piégeur se déplace dans une direction que l'on a pas demand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DeplacementPiegeurHorizontal</text:p>
          </table:table-cell>
          <table:table-cell office:value-type="string" calcext:value-type="string">
            <text:p>validé si le piégeur se déplace en horizon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DeplacementPiegeurVertical</text:p>
          </table:table-cell>
          <table:table-cell office:value-type="string" calcext:value-type="string">
            <text:p>validé si le piégeur se déplace en Vertic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DeplacementPiegeurDiagonal</text:p>
          </table:table-cell>
          <table:table-cell office:value-type="string" calcext:value-type="string">
            <text:p>validé si le piégeur <text:s/>se déplace en diagon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DeplacementPiegeurMax</text:p>
          </table:table-cell>
          <table:table-cell office:value-type="string" calcext:value-type="string">
            <text:p>validé si le piégeur se déplace dans sa zone maximal de déplacem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DeplacementTireurMassif</text:p>
          </table:table-cell>
          <table:table-cell office:value-type="string" calcext:value-type="string">
            <text:p>échoue si un ou plusieurs piégeurs se déplace alors que le piégeur sélectionner se dépla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DeplacementTireurBougepas</text:p>
          </table:table-cell>
          <table:table-cell office:value-type="string" calcext:value-type="string">
            <text:p>validé si le piégeur ne se déplace p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DeplacementTireurTropLoin</text:p>
          </table:table-cell>
          <table:table-cell office:value-type="string" calcext:value-type="string">
            <text:p>échoue si le piégeur se déplace plus loin que sa zone de déplacement autorisé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DeplacementPiegeurRencontreOb</text:p>
          </table:table-cell>
          <table:table-cell office:value-type="string" calcext:value-type="string">
            <text:p>validé si le piégeur rencontre un obstacle dans sa zone de déplace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DeplacementPiegeurRencontreObYSNP</text:p>
          </table:table-cell>
          <table:table-cell office:value-type="string" calcext:value-type="string">
            <text:p>validé si le piégeur ne peux pas se déplacé a un endroit où il y a un obstacle sauf mi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DeplacementPiegeurRencontreObFantome</text:p>
          </table:table-cell>
          <table:table-cell office:value-type="string" calcext:value-type="string">
            <text:p>échoue si le piégeur se déplace a un endroit où il y a un obstacle autre que une mi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DeplacementPiegeurRencontreMine</text:p>
          </table:table-cell>
          <table:table-cell office:value-type="string" calcext:value-type="string">
            <text:p>validé si le piégeur se déplace a un endroit où il y a une mi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DeplacementPiegeurRencontreLimite</text:p>
          </table:table-cell>
          <table:table-cell office:value-type="string" calcext:value-type="string">
            <text:p>validé si le piégeur la limite de la carte se trouve dans la zone de déplacement du tireu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DeplacementPeigeurRencontreLimiteYSNP</text:p>
          </table:table-cell>
          <table:table-cell office:value-type="string" calcext:value-type="string">
            <text:p>validé si le piégeur ne peut pas se déplacé en dehors de la limi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DeplacementPiegeurRencontreLimiteEtTombe</text:p>
          </table:table-cell>
          <table:table-cell office:value-type="string" calcext:value-type="string">
            <text:p>échoue si le piégeur peux se déplacé en dehors de la limite de la car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DeplacementPiegeurColision</text:p>
          </table:table-cell>
          <table:table-cell office:value-type="string" calcext:value-type="string">
            <text:p>validé si le piégeur a un robot dans sa zone de déplaceme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DeplacementPiegeurColisionPassePas</text:p>
          </table:table-cell>
          <table:table-cell office:value-type="string" calcext:value-type="string">
            <text:p>validé si le piégeur ne peux se déplacé a un endroit où il y a un robot adverse dans sa zone de déplacement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5">
          <table:table-cell/>
          <table:table-cell table:style-name="ce4" office:value-type="string" calcext:value-type="string">
            <text:p>Test Sur le mode Graphique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test surla correspondence des images et l'affichage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AffichageChar</text:p>
          </table:table-cell>
          <table:table-cell office:value-type="string" calcext:value-type="string">
            <text:p>validé si un char s'affiche bien</text:p>
          </table:table-cell>
        </table:table-row>
        <table:table-row table:style-name="ro1">
          <table:table-cell/>
          <table:table-cell office:value-type="string" calcext:value-type="string">
            <text:p>testAffichagePiégeur</text:p>
          </table:table-cell>
          <table:table-cell office:value-type="string" calcext:value-type="string">
            <text:p>validé si un piégeur s'affiche bien</text:p>
          </table:table-cell>
        </table:table-row>
        <table:table-row table:style-name="ro1">
          <table:table-cell/>
          <table:table-cell office:value-type="string" calcext:value-type="string">
            <text:p>testAffichageTireur</text:p>
          </table:table-cell>
          <table:table-cell office:value-type="string" calcext:value-type="string">
            <text:p>validé si un tireur s'affiche bien</text:p>
          </table:table-cell>
        </table:table-row>
        <table:table-row table:style-name="ro1">
          <table:table-cell/>
          <table:table-cell office:value-type="string" calcext:value-type="string">
            <text:p>testAffichageMine</text:p>
          </table:table-cell>
          <table:table-cell office:value-type="string" calcext:value-type="string">
            <text:p>validé si une mine s'affiche bien</text:p>
          </table:table-cell>
        </table:table-row>
        <table:table-row table:style-name="ro1">
          <table:table-cell/>
          <table:table-cell office:value-type="string" calcext:value-type="string">
            <text:p>testAffichageBase</text:p>
          </table:table-cell>
          <table:table-cell office:value-type="string" calcext:value-type="string">
            <text:p>validé si une base s'affiche Bien</text:p>
          </table:table-cell>
        </table:table-row>
        <table:table-row table:style-name="ro1">
          <table:table-cell/>
          <table:table-cell office:value-type="string" calcext:value-type="string">
            <text:p>testAffichageObstacle</text:p>
          </table:table-cell>
          <table:table-cell office:value-type="string" calcext:value-type="string">
            <text:p>validé si un obstacle s'affiche bien</text:p>
          </table:table-cell>
        </table:table-row>
        <table:table-row table:style-name="ro1">
          <table:table-cell/>
          <table:table-cell office:value-type="string" calcext:value-type="string">
            <text:p>testAffichagePlateau</text:p>
          </table:table-cell>
          <table:table-cell office:value-type="string" calcext:value-type="string">
            <text:p>validé si le plateau s'affiche Bi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ImageChar</text:p>
          </table:table-cell>
          <table:table-cell office:value-type="string" calcext:value-type="string">
            <text:p>Valide si l'image du char correspond bien a un char</text:p>
          </table:table-cell>
        </table:table-row>
        <table:table-row table:style-name="ro1">
          <table:table-cell/>
          <table:table-cell office:value-type="string" calcext:value-type="string">
            <text:p>testImagePiégeur</text:p>
          </table:table-cell>
          <table:table-cell office:value-type="string" calcext:value-type="string">
            <text:p>Valide si l'image du piégeur correspond bien a un piégeur</text:p>
          </table:table-cell>
        </table:table-row>
        <table:table-row table:style-name="ro1">
          <table:table-cell/>
          <table:table-cell office:value-type="string" calcext:value-type="string">
            <text:p>testImageTirreur</text:p>
          </table:table-cell>
          <table:table-cell office:value-type="string" calcext:value-type="string">
            <text:p>Valide si l'image du tireur correspond bien a un tireur</text:p>
          </table:table-cell>
        </table:table-row>
        <table:table-row table:style-name="ro1">
          <table:table-cell/>
          <table:table-cell office:value-type="string" calcext:value-type="string">
            <text:p>testImageMine</text:p>
          </table:table-cell>
          <table:table-cell office:value-type="string" calcext:value-type="string">
            <text:p>Valide si l'image d'une mine correspond bien a une mine</text:p>
          </table:table-cell>
        </table:table-row>
        <table:table-row table:style-name="ro1">
          <table:table-cell/>
          <table:table-cell office:value-type="string" calcext:value-type="string">
            <text:p>testImageBase</text:p>
          </table:table-cell>
          <table:table-cell office:value-type="string" calcext:value-type="string">
            <text:p>Valide si l'image d'une base correspond bien a une base</text:p>
          </table:table-cell>
        </table:table-row>
        <table:table-row table:style-name="ro1">
          <table:table-cell/>
          <table:table-cell office:value-type="string" calcext:value-type="string">
            <text:p>testImageObstacle</text:p>
          </table:table-cell>
          <table:table-cell office:value-type="string" calcext:value-type="string">
            <text:p>Valide si l'image d'un obstacle correspond bien a un obstac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CouleurEquipeRobot</text:p>
          </table:table-cell>
          <table:table-cell office:value-type="string" calcext:value-type="string">
            <text:p>Validé si tout les robots d'un même joueur sont de la même couleur</text:p>
          </table:table-cell>
        </table:table-row>
        <table:table-row table:style-name="ro1">
          <table:table-cell/>
          <table:table-cell office:value-type="string" calcext:value-type="string">
            <text:p>TestCouleurEquipeRobotBase</text:p>
          </table:table-cell>
          <table:table-cell office:value-type="string" calcext:value-type="string">
            <text:p>Validé si la base d'un joueur est de la même couleur que celle de ses robo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17:06:53.1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8:37:58.262000000</meta:creation-date>
    <dc:date>2015-05-20T17:10:21.563000000</dc:date>
    <meta:editing-duration>PT1H29M59S</meta:editing-duration>
    <meta:editing-cycles>14</meta:editing-cycles>
    <meta:generator>LibreOffice/4.3.1.2$Windows_x86 LibreOffice_project/958349dc3b25111dbca392fbc281a05559ef6848</meta:generator>
    <meta:document-statistic meta:table-count="1" meta:cell-count="321" meta:object-count="0"/>
  </office:meta>
</office:document-meta>
</file>